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2">
      <style:text-properties fo:language="en" fo:country="US"/>
    </style:style>
    <style:style style:name="P3" style:family="paragraph" style:parent-style-name="Standard" style:list-style-name="L2">
      <style:text-properties fo:language="en" fo:country="US" officeooo:paragraph-rsid="001d3332"/>
    </style:style>
    <style:style style:name="P4" style:family="paragraph" style:parent-style-name="Standard" style:list-style-name="L3">
      <style:text-properties fo:language="en" fo:country="US"/>
    </style:style>
    <style:style style:name="T1" style:family="text">
      <style:text-properties officeooo:rsid="001d3332"/>
    </style:style>
    <style:style style:name="T2" style:family="text">
      <style:text-properties officeooo:rsid="001e5414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</text:span>reate a Vue.js application with two pages.</text:p>
      <text:p text:style-name="P1"/>
      <text:p text:style-name="P1"><text:span text:style-name="T1">1. </text:span>First <text:span text:style-name="T2">page </text:span>should be on url '/'</text:p>
      <text:p text:style-name="P1"/>
      <text:list xml:id="list1882559818" text:style-name="L2">
        <text:list-item>
          <text:p text:style-name="P2">On load this page should show 10 fields marked as A, B, C, D .... with <text:span text:style-name="T1">initial </text:span>value 3.</text:p>
        </text:list-item>
        <text:list-item>
          <text:p text:style-name="P3">After page load, every 2 seconds all field values should be changed randomly. Change is randomly calculated as a number between 1 and 2 <text:span text:style-name="T1">(1.45, 1.05...)</text:span>, with a <text:span text:style-name="T1">separate </text:span>random sign (-, +).</text:p>
        </text:list-item>
        <text:list-item>
          <text:p text:style-name="P2">When adding the change to the previous value you should show an arrow pointing up or down, depending on the change sign <text:s/>(arrow down is for -, arrow up is for +).</text:p>
        </text:list-item>
        <text:list-item>
          <text:p text:style-name="P2">Under each field there should be a toggle button to disable/enable the change on that field.</text:p>
        </text:list-item>
      </text:list>
      <text:p text:style-name="P1"/>
      <text:p text:style-name="P1"><text:span text:style-name="T1">2. </text:span>Second <text:span text:style-name="T2">page </text:span>should be on url '/statistics'</text:p>
      <text:p text:style-name="P1"/>
      <text:list xml:id="list2281661584" text:style-name="L3">
        <text:list-item>
          <text:p text:style-name="P4">This page should show change statistics for all 10 fields.</text:p>
        </text:list-item>
        <text:list-item>
          <text:p text:style-name="P4">Chart should show value changes in time.</text:p>
        </text:list-item>
      </text:list>
      <text:p text:style-name="P1"/>
      <text:p text:style-name="P1"><text:span text:style-name="T1">3. </text:span>When going from '/' to '/statistics' all the changing should be paused, and on returning back it should be resumed.</text:p>
      <text:p text:style-name="P1"/>
      <text:p text:style-name="P1">You can choose any libraries you w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style:rfc-language-tag="sr-Latn-RS" fo:language="sr" fo:script="Latn" fo:country="R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07:17:29.831576196</meta:creation-date>
    <dc:date>2020-04-16T07:24:50.276414422</dc:date>
    <meta:editing-duration>PT7M2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74" meta:character-count="910" meta:non-whitespace-character-count="752"/>
  </office:meta>
</office:document-meta>
</file>